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184ebe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2d2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06967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227e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042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381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9315" officeooo:paragraph-rsid="001a9315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11aa" officeooo:paragraph-rsid="001a11aa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11aa" officeooo:paragraph-rsid="001bf3cb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rsid="001a8c4e" officeooo:paragraph-rsid="00184eb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84ebe"/>
    </style:style>
    <style:style style:name="P2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8c4e" officeooo:paragraph-rsid="00184ebe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a3d6" officeooo:paragraph-rsid="00184ebe" style:font-size-asian="10pt" style:font-size-complex="10pt"/>
    </style:style>
    <style:style style:name="P2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2d26" officeooo:paragraph-rsid="00184ebe" style:font-size-asian="10pt" style:font-size-complex="10pt"/>
    </style:style>
    <style:style style:name="P2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84ebe" style:font-size-asian="10pt" style:font-size-complex="10pt"/>
    </style:style>
    <style:style style:name="P2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84ebe" style:font-size-asian="10pt" style:font-size-complex="10pt"/>
    </style:style>
    <style:style style:name="P2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06967" officeooo:paragraph-rsid="00184ebe" style:font-size-asian="10pt" style:font-size-complex="10pt"/>
    </style:style>
    <style:style style:name="P2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227e0" officeooo:paragraph-rsid="00184ebe" style:font-size-asian="10pt" style:font-size-complex="10pt"/>
    </style:style>
    <style:style style:name="P2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0428" officeooo:paragraph-rsid="00184ebe" style:font-size-asian="10pt" style:font-size-complex="10pt"/>
    </style:style>
    <style:style style:name="P2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3810" officeooo:paragraph-rsid="00184ebe" style:font-size-asian="10pt" style:font-size-complex="10pt"/>
    </style:style>
    <style:style style:name="P3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11aa" officeooo:paragraph-rsid="001a11aa" style:font-size-asian="10pt" style:font-size-complex="10pt"/>
    </style:style>
    <style:style style:name="P31" style:family="paragraph" style:parent-style-name="Standard">
      <style:text-properties officeooo:rsid="00184ebe" officeooo:paragraph-rsid="00184ebe"/>
    </style:style>
    <style:style style:name="P3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f3cb" officeooo:paragraph-rsid="001bf3cb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07d6" officeooo:paragraph-rsid="001d07d6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6832" officeooo:paragraph-rsid="001d6832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f3cb" officeooo:paragraph-rsid="001bf3cb" style:font-size-asian="10pt" style:font-size-complex="10pt"/>
    </style:style>
    <style:style style:name="P3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07d6" officeooo:paragraph-rsid="001d07d6" style:font-size-asian="10pt" style:font-size-complex="10pt"/>
    </style:style>
    <style:style style:name="P3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6832" officeooo:paragraph-rsid="001d6832" style:font-size-asian="10pt" style:font-size-complex="10pt"/>
    </style:style>
    <style:style style:name="T1" style:family="text">
      <style:text-properties officeooo:rsid="001ba3d6"/>
    </style:style>
    <style:style style:name="T2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officeooo:rsid="001d4898"/>
    </style:style>
    <style:style style:name="T7" style:family="text">
      <style:text-properties officeooo:rsid="00206967"/>
    </style:style>
    <style:style style:name="T8" style:family="text">
      <style:text-properties officeooo:rsid="001d07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2">Diari d'activitats</text:p>
            <text:p text:style-name="P2"/>
            <text:p text:style-name="P3">Nom del projecte: <text:span text:style-name="T1">UlisesMap</text:span></text:p>
            <text:p text:style-name="P20"><text:span text:style-name="T2">Nom d</text:span><text:span text:style-name="T3">'</text:span><text:span text:style-name="T2">alumne</text:span><text:span text:style-name="T3">s</text:span><text:span text:style-name="T2">:</text:span><text:span text:style-name="T4"> </text:span><text:span text:style-name="T5">Oleksandr Dovbysh, Eli Navarro, Sheila Pérez</text:span></text:p>
            <text:p text:style-name="P4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">Data</text:p>
          </table:table-cell>
          <table:table-cell table:style-name="Taula1.A2" office:value-type="string">
            <text:p text:style-name="P2">Temps emprat (hores)</text:p>
          </table:table-cell>
          <table:table-cell table:style-name="Taula1.C2" office:value-type="string">
            <text:p text:style-name="P2">Descripció de la tasca</text:p>
          </table:table-cell>
        </table:table-row>
        <table:table-row table:style-name="Taula1.1">
          <table:table-cell table:style-name="Taula1.A3" office:value-type="string">
            <text:p text:style-name="P5">22-abril</text:p>
          </table:table-cell>
          <table:table-cell table:style-name="Taula1.A3" office:value-type="string">
            <text:p text:style-name="P5">4h</text:p>
          </table:table-cell>
          <table:table-cell table:style-name="Taula1.C3" office:value-type="string">
            <text:p text:style-name="P6">Configurar eines de treball: Tomcat i Postgr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9">Fer diagrama de classes i de la base de dad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21">Programar activitats inicials.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22">Fer llista punts d'interè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22">Crear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22">Crear connexió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22">Crear model de base de dades amb class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22">Crear activitat llista de punts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3">Intentar connectar l'aplicació android amb el servlet fent una consulta simple.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3">Acabar el Servle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3">Afegir l'activitat que llista les possibles rutes i punt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3">Fer la llista view de l'activitat que llista rute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3">Acabar de configurar el servlet i el clien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3">Fer la llista view de l'activitat que llista els punts d'intér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3"><text:span text:style-name="T6">Crear tres clients per poder-se connectar els diferents servlets</text:span> 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4">Crear servlets per poder accedir a diferentes taul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4">Fer una ruta de dos punts i que es pugui visualitzar.</text:p>
          </table:table-cell>
        </table:table-row>
        <table:table-row table:style-name="Taula1.1">
          <table:table-cell table:style-name="Taula1.A2" office:value-type="string">
            <text:p text:style-name="P9">2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4">Afegir dades a la base de dades: Usuaris i punts d'interés.</text:p>
          </table:table-cell>
        </table:table-row>
        <table:table-row table:style-name="Taula1.1">
          <table:table-cell table:style-name="Taula1.A2" office:value-type="string">
            <text:p text:style-name="P18">3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4">Afegir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4">Afegir rutes, comentaris i valoracions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4">Crear servlets per poder afegir dades a la taula d'usuaris, comentaris i valoracion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4">Fer rutes de més de dos punts i que es puguin visualitzar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4">Crear JUnit test del clientLoggin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4">Crear convertidors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4">Corregir errors de connexió del Servlet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4">Crear Junit test del converti<text:span text:style-name="T7">do</text:span>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4">Afegir punts a la base de dades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5">Habilitar les <text:span text:style-name="T7">diferents</text:span> opcions de l'activitat Loggin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3h</text:p>
          </table:table-cell>
          <table:table-cell table:style-name="Taula1.C2" office:value-type="string">
            <text:p text:style-name="P25">Unificar els diferents Clients de l'aplicació android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5">Crear Servlet de Comments i Valorations.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5">Habilita opció de veure rutes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25">Habilita la opció de poder fer rutes a peu, amb bicileta <text:s/>o amb cotxe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5">Connectar l'activitat de visualitzar punts a la base de dades i corregir error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5">Crear Servlet Cities que accedeix a la taula citie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5">Corregir errors de la connexió entre servlet cities i el client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5">Habilita la funcionalitat de poder registrar un usuari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5">Habilita la opció de poder escollir rutes i punts <text:span text:style-name="T7">d'interès</text:span> en funció del país i de la ciutat.</text:p>
          </table:table-cell>
        </table:table-row>
        <text:soft-page-break/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5">Afegir ciutats i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6">Càrrega llista de punts des de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6">Inserir usuari des de l'activitat de registr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6">Afegir opció de recordar nom d'usuari i contraseny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6">Càrrega les imatges de la llista de la base de dades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6">Corregir errors de la base de dades de la ruta de la imatge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6">Afegir imatge de càrrega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3h </text:p>
          </table:table-cell>
          <table:table-cell table:style-name="Taula1.C2" office:value-type="string">
            <text:p text:style-name="P26">Acabar activitat de login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6">Inserir comentaris o/i valoracions connectant l'activitat al servlet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6">Cer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7">Afegir escoltadors a la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7">Bus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7">Acabar de millorar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7">Afegir enllaç a la url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1h</text:p>
          </table:table-cell>
          <table:table-cell table:style-name="Taula1.C2" office:value-type="string">
            <text:p text:style-name="P27">Afegir dialèg d'informació a la ListView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5h</text:p>
          </table:table-cell>
          <table:table-cell table:style-name="Taula1.C2" office:value-type="string">
            <text:p text:style-name="P27">Dissenyar una vista no predeterminada de la listview de punt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6h</text:p>
          </table:table-cell>
          <table:table-cell table:style-name="Taula1.C2" office:value-type="string">
            <text:p text:style-name="P27">Corregir errors de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3">16-maig</text:p>
          </table:table-cell>
          <table:table-cell table:style-name="Taula1.A2" office:value-type="string">
            <text:p text:style-name="P13">4h</text:p>
          </table:table-cell>
          <table:table-cell table:style-name="Taula1.C2" office:value-type="string">
            <text:p text:style-name="P28">Editar vista de listView part gràfica de punts i rutes.</text:p>
          </table:table-cell>
        </table:table-row>
        <table:table-row table:style-name="Taula1.1">
          <table:table-cell table:style-name="Taula1.A2" office:value-type="string">
            <text:p text:style-name="P14">18-maig</text:p>
          </table:table-cell>
          <table:table-cell table:style-name="Taula1.A2" office:value-type="string">
            <text:p text:style-name="P14">4h</text:p>
          </table:table-cell>
          <table:table-cell table:style-name="Taula1.C2" office:value-type="string">
            <text:p text:style-name="P29">Fer ruta per Barcelona recollint coordenades i fent fotografi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15">3h</text:p>
          </table:table-cell>
          <table:table-cell table:style-name="Taula1.C2" office:value-type="string">
            <text:p text:style-name="P29">Solucionar error de base de dad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15">6h</text:p>
          </table:table-cell>
          <table:table-cell table:style-name="Taula1.C2" office:value-type="string">
            <text:p text:style-name="P29">Factoritzar la listView treien bucle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15">6h</text:p>
          </table:table-cell>
          <table:table-cell table:style-name="Taula1.C2" office:value-type="string">
            <text:p text:style-name="P29">Canviar dimensió d'algunes imatges que donaven error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5">4h</text:p>
          </table:table-cell>
          <table:table-cell table:style-name="Taula1.C2" office:value-type="string">
            <text:p text:style-name="P29">Afegir animació a l'activitat d'inici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5">4h</text:p>
          </table:table-cell>
          <table:table-cell table:style-name="Taula1.C2" office:value-type="string">
            <text:p text:style-name="P29">Afegir fotografia a la llista de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5">2h</text:p>
          </table:table-cell>
          <table:table-cell table:style-name="Taula1.C2" office:value-type="string">
            <text:p text:style-name="P29">Corregir errors de les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5">2h</text:p>
          </table:table-cell>
          <table:table-cell table:style-name="Taula1.C2" office:value-type="string">
            <text:p text:style-name="P29">Afegir punts d'interès a la base de dad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5">30min</text:p>
          </table:table-cell>
          <table:table-cell table:style-name="Taula1.C2" office:value-type="string">
            <text:p text:style-name="P29">Generar diagrama de UML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5">2h</text:p>
          </table:table-cell>
          <table:table-cell table:style-name="Taula1.C2" office:value-type="string">
            <text:p text:style-name="P29">Començar javadoc de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5">3h</text:p>
          </table:table-cell>
          <table:table-cell table:style-name="Taula1.C2" office:value-type="string">
            <text:p text:style-name="P29">Començar Javadoc de clien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5">2h</text:p>
          </table:table-cell>
          <table:table-cell table:style-name="Taula1.C2" office:value-type="string">
            <text:p text:style-name="P29">Fer el readme del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5">2h</text:p>
          </table:table-cell>
          <table:table-cell table:style-name="Taula1.C2" office:value-type="string">
            <text:p text:style-name="P29">Fer diagrama de casos d'us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5">2h</text:p>
          </table:table-cell>
          <table:table-cell table:style-name="Taula1.C2" office:value-type="string">
            <text:p text:style-name="P29">Fer javadoc de les classes de model del client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16">5h</text:p>
          </table:table-cell>
          <table:table-cell table:style-name="Taula1.C2" office:value-type="string">
            <text:p text:style-name="P29">Acabar javadoc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16">1h</text:p>
          </table:table-cell>
          <table:table-cell table:style-name="Taula1.C2" office:value-type="string">
            <text:p text:style-name="P29">Corregir errors dels submenu d'opcions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16">1h</text:p>
          </table:table-cell>
          <table:table-cell table:style-name="Taula1.C2" office:value-type="string">
            <text:p text:style-name="P29">Revisar codi.</text:p>
          </table:table-cell>
        </table:table-row>
        <table:table-row table:style-name="Taula1.1">
          <table:table-cell table:style-name="Taula1.A2" office:value-type="string">
            <text:p text:style-name="P16">23-maig</text:p>
          </table:table-cell>
          <table:table-cell table:style-name="Taula1.A2" office:value-type="string">
            <text:p text:style-name="P16">1h</text:p>
          </table:table-cell>
          <table:table-cell table:style-name="Taula1.C2" office:value-type="string">
            <text:p text:style-name="P30">Finalitzat javadoc del servlet</text:p>
          </table:table-cell>
        </table:table-row>
        <table:table-row table:style-name="Taula1.1">
          <table:table-cell table:style-name="Taula1.A2" office:value-type="string">
            <text:p text:style-name="P16">23-maig</text:p>
          </table:table-cell>
          <table:table-cell table:style-name="Taula1.A2" office:value-type="string">
            <text:p text:style-name="P16">2h</text:p>
          </table:table-cell>
          <table:table-cell table:style-name="Taula1.C2" office:value-type="string">
            <text:p text:style-name="P30">Finalitzat readme de servlet i del client android</text:p>
          </table:table-cell>
        </table:table-row>
        <table:table-row table:style-name="Taula1.1">
          <table:table-cell table:style-name="Taula1.A2" office:value-type="string">
            <text:p text:style-name="P16">23-maig</text:p>
          </table:table-cell>
          <table:table-cell table:style-name="Taula1.A2" office:value-type="string">
            <text:p text:style-name="P16">3h</text:p>
          </table:table-cell>
          <table:table-cell table:style-name="Taula1.C2" office:value-type="string">
            <text:p text:style-name="P30">Finalitzat diagrama de disseny</text:p>
          </table:table-cell>
        </table:table-row>
        <table:table-row table:style-name="Taula1.1">
          <table:table-cell table:style-name="Taula1.A2" office:value-type="string">
            <text:p text:style-name="P16">23-maig</text:p>
          </table:table-cell>
          <table:table-cell table:style-name="Taula1.A2" office:value-type="string">
            <text:p text:style-name="P16">3h</text:p>
          </table:table-cell>
          <table:table-cell table:style-name="Taula1.C2" office:value-type="string">
            <text:p text:style-name="P30">Implementar la opció de detectar si hi ha internet al inicialitzar-se</text:p>
          </table:table-cell>
        </table:table-row>
        <table:table-row table:style-name="Taula1.1">
          <table:table-cell table:style-name="Taula1.A2" office:value-type="string">
            <text:p text:style-name="P32">23-maig</text:p>
          </table:table-cell>
          <table:table-cell table:style-name="Taula1.A2" office:value-type="string">
            <text:p text:style-name="P32">30 min</text:p>
          </table:table-cell>
          <table:table-cell table:style-name="Taula1.C2" office:value-type="string">
            <text:p text:style-name="P35">Analitzar bugs</text:p>
          </table:table-cell>
        </table:table-row>
        <table:table-row table:style-name="Taula1.1">
          <table:table-cell table:style-name="Taula1.A2" office:value-type="string">
            <text:p text:style-name="P32">23- maig</text:p>
          </table:table-cell>
          <table:table-cell table:style-name="Taula1.A2" office:value-type="string">
            <text:p text:style-name="P32">30 min</text:p>
          </table:table-cell>
          <table:table-cell table:style-name="Taula1.C2" office:value-type="string">
            <text:p text:style-name="P35">Realitzar readme server i client</text:p>
          </table:table-cell>
        </table:table-row>
        <table:table-row table:style-name="Taula1.1">
          <table:table-cell table:style-name="Taula1.A2" office:value-type="string">
            <text:p text:style-name="P32">23- maig</text:p>
          </table:table-cell>
          <table:table-cell table:style-name="Taula1.A2" office:value-type="string">
            <text:p text:style-name="P17"><text:span text:style-name="T8">2h</text:span></text:p>
          </table:table-cell>
          <table:table-cell table:style-name="Taula1.C2" office:value-type="string">
            <text:p text:style-name="P35">Realitzar analisi funcional, no funcional</text:p>
          </table:table-cell>
        </table:table-row>
        <table:table-row table:style-name="Taula1.1">
          <table:table-cell table:style-name="Taula1.A2" office:value-type="string">
            <text:p text:style-name="P33">23- maig</text:p>
          </table:table-cell>
          <table:table-cell table:style-name="Taula1.A2" office:value-type="string">
            <text:p text:style-name="P33">30 min</text:p>
          </table:table-cell>
          <table:table-cell table:style-name="Taula1.C2" office:value-type="string">
            <text:p text:style-name="P36">Realitzar manual d'usuari</text:p>
          </table:table-cell>
        </table:table-row>
        <table:table-row table:style-name="Taula1.1">
          <table:table-cell table:style-name="Taula1.A2" office:value-type="string">
            <text:p text:style-name="P34">24-maig</text:p>
          </table:table-cell>
          <table:table-cell table:style-name="Taula1.A2" office:value-type="string">
            <text:p text:style-name="P34">4h</text:p>
          </table:table-cell>
          <table:table-cell table:style-name="Taula1.C2" office:value-type="string">
            <text:p text:style-name="P37">Afegir nous punts i ciutat de Sevilla a la base de dades.</text:p>
          </table:table-cell>
        </table:table-row>
        <table:table-row table:style-name="Taula1.1">
          <table:table-cell table:style-name="Taula1.A2" office:value-type="string">
            <text:p text:style-name="P34">25-maig</text:p>
          </table:table-cell>
          <table:table-cell table:style-name="Taula1.A2" office:value-type="string">
            <text:p text:style-name="P34">6h</text:p>
          </table:table-cell>
          <table:table-cell table:style-name="Taula1.C2" office:value-type="string">
            <text:p text:style-name="P37">Dissenyar botons, layouts i demés components de interficia gràfica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5T18:38:32.430232566</dc:date>
    <meta:generator>LibreOffice/4.2.3.3$Linux_X86_64 LibreOffice_project/420m0$Build-3</meta:generator>
    <meta:editing-duration>PT9M31S</meta:editing-duration>
    <meta:editing-cycles>5</meta:editing-cycles>
    <meta:document-statistic meta:table-count="1" meta:image-count="0" meta:object-count="0" meta:page-count="2" meta:paragraph-count="252" meta:word-count="805" meta:character-count="4650" meta:non-whitespace-character-count="4094"/>
  </office:meta>
</office:document-meta>
</file>